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list-style-name="WW8Num1"/>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top="0in" fo:margin-bottom="0.0835in" loext:contextual-spacing="false"/>
    </style:style>
    <style:style style:name="P6" style:family="paragraph" style:parent-style-name="Standard" style:list-style-name="WW8Num2">
      <style:paragraph-properties fo:margin-top="0in" fo:margin-bottom="0.0835in" loext:contextual-spacing="false"/>
    </style:style>
    <style:style style:name="P7" style:family="paragraph" style:parent-style-name="Standard" style:list-style-name="WW8Num15">
      <style:paragraph-properties fo:margin-left="0.75in" fo:margin-right="0in" fo:text-indent="-0.25in" style:auto-text-indent="false">
        <style:tab-stops>
          <style:tab-stop style:position="0.75in"/>
        </style:tab-stops>
      </style:paragraph-properties>
    </style:style>
    <style:style style:name="P8" style:family="paragraph" style:parent-style-name="Standard" style:list-style-name="WW8Num15">
      <style:paragraph-properties fo:margin-left="0.75in" fo:margin-right="0in" fo:text-indent="-0.25in" style:auto-text-indent="false">
        <style:tab-stops>
          <style:tab-stop style:position="0.75in"/>
        </style:tab-stops>
      </style:paragraph-properties>
      <style:text-properties style:font-style-complex="italic"/>
    </style:style>
    <style:style style:name="P9" style:family="paragraph" style:parent-style-name="Standard">
      <style:paragraph-properties fo:margin-left="0.75in" fo:margin-right="0in" fo:margin-top="0in" fo:margin-bottom="0.0835in" loext:contextual-spacing="false" fo:text-indent="0in" style:auto-text-indent="false"/>
      <style:text-properties fo:font-style="italic" style:font-style-asian="italic" style:font-style-complex="italic"/>
    </style:style>
    <style:style style:name="P10" style:family="paragraph" style:parent-style-name="Standard">
      <style:paragraph-properties fo:margin-top="0in" fo:margin-bottom="0.1665in" loext:contextual-spacing="false" style:text-autospace="none"/>
    </style:style>
    <style:style style:name="P11" style:family="paragraph" style:parent-style-name="Heading_20_1">
      <style:paragraph-properties fo:keep-with-next="auto" style:text-autospace="none"/>
    </style:style>
    <style:style style:name="P12" style:family="paragraph" style:parent-style-name="Subtitle" style:master-page-name="Standard">
      <style:paragraph-properties style:page-number="auto"/>
    </style:style>
    <style:style style:name="P13" style:family="paragraph" style:parent-style-name="Text_20_body_20_indent" style:list-style-name="WW8Num12"/>
    <style:style style:name="P14" style:family="paragraph" style:parent-style-name="Body_20_Text_20_Indent_20_2">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15" style:family="paragraph" style:parent-style-name="Body_20_Text_20_Indent_20_2">
      <style:paragraph-properties fo:margin-left="0in" fo:margin-right="0in" fo:text-indent="0in" style:auto-text-indent="false"/>
      <style:text-propertie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style-complex="italic"/>
    </style:style>
    <style:style style:name="T4" style:family="text">
      <style:text-properties style:language-asian="ru" style:country-asian="RU" style:font-name-complex="Arial" style:font-size-complex="9pt"/>
    </style:style>
    <style:style style:name="T5" style:family="text">
      <style:text-properties fo:font-weight="bold" style:font-weight-asian="bold" style:font-weight-complex="bold"/>
    </style:style>
    <style:style style:name="T6" style:family="text">
      <style:text-properties fo:font-weight="bold" style:font-weight-asian="bold" style:font-size-complex="8.5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PSC 335</text:p>
      <text:p text:style-name="Subtitle"/>
      <text:p text:style-name="Subtitle">Assignment 3: Spell Checking Using Tries</text:p>
      <text:p text:style-name="Subtitle"/>
      <text:h text:style-name="Heading_20_1" text:outline-level="1"/>
      <text:h text:style-name="Heading_20_1" text:outline-level="1">Introduction </text:h>
      <text:p text:style-name="Standard"/>
      <text:p text:style-name="P1">In many applications, the key is treated as a single entity for the purposes of data structure construction/searching. <text:span text:style-name="T2">Trie</text:span> is a data structure that uses a portion of a key to perform a search (see your textbook for more details). The purpose of this assignment is to implement the spell checking algorithm using the <text:span text:style-name="T2">trie</text:span> data structure, containing the words from the English dictionary. For simplicity, you may assume that all the data is stored in a single file, and each word contains lower case characters only. </text:p>
      <text:p text:style-name="Standard"/>
      <text:h text:style-name="Heading_20_1" text:outline-level="1">Program </text:h>
      <text:p text:style-name="P5"/>
      <text:p text:style-name="P5">Write a program (Java) that builds a <text:span text:style-name="T2">trie</text:span> for a subset of English dictionary and then checks the spelling of the words from a text file against this dictionary. Your program should do the following: </text:p>
      <text:list xml:id="list4416081461939480475" text:style-name="WW8Num2">
        <text:list-item>
          <text:p text:style-name="P6">Take the following two parameters from the command line: the name of the file to take the keys from <text:span text:style-name="T2">file_dictionary</text:span> and the name of the files to check the spelling on <text:span text:style-name="T2">file_spellcheck</text:span>. The program should be named <text:span text:style-name="T2">as3</text:span>. </text:p>
        </text:list-item>
        <text:list-item>
          <text:p text:style-name="P6">A file containing about 10,000 English words <text:span text:style-name="T2">wordsALL.txt </text:span>to build the trie is posted on the Course website. Words containing special characters in this file can be simply ignored –i.e. you do not need to include them in the trie. You can assume that valid characters are a..z and digits. A short sample test file <text:span text:style-name="T2">test_asmt3</text:span> is posted as well. You can use this file to test your program, or create your own data set. </text:p>
        </text:list-item>
        <text:list-item>
          <text:p text:style-name="P6">You should read keys from the file <text:span text:style-name="T2">file_dictionary</text:span> sequentially and build the <text:span text:style-name="T2">trie</text:span>. You can implement the<text:span text:style-name="T2"> trie</text:span> data structure as either a B-tree or a binary tree or other tree structure. After the tree is built, your program should perform the following operations on the tree:</text:p>
        </text:list-item>
      </text:list>
      <text:list xml:id="list1802724178677869766" text:style-name="WW8Num15">
        <text:list-item>
          <text:p text:style-name="P7">report the overall number of keys</text:p>
        </text:list-item>
        <text:list-item>
          <text:p text:style-name="P7">check if a key is in the trie (i.e. do a spell check) and <text:span text:style-name="T4">report that the word is Found or Not Found in the trie</text:span></text:p>
        </text:list-item>
      </text:list>
      <text:p text:style-name="P9"/>
      <text:list xml:id="list102342354061076" text:continue-list="list4416081461939480475" text:style-name="WW8Num2">
        <text:list-item>
          <text:p text:style-name="P6">Your program should output the following statistics:</text:p>
        </text:list-item>
      </text:list>
      <text:list xml:id="list102340323243501" text:continue-list="list1802724178677869766" text:style-name="WW8Num15">
        <text:list-item>
          <text:p text:style-name="P7"><text:span text:style-name="T4">output average time to look up a word in a trie when it exists and when it does not exists (two values)</text:span></text:p>
        </text:list-item>
        <text:list-item>
          <text:p text:style-name="P8">output an average depth of looking up the word when it exists (one value)</text:p>
        </text:list-item>
      </text:list>
      <text:p text:style-name="P2"/>
      <text:p text:style-name="P14"/>
      <text:p text:style-name="P15"><text:soft-page-break/></text:p>
      <text:p text:style-name="P15">Written Report</text:p>
      <text:p text:style-name="Standard">Type and submit an <text:span text:style-name="T5">electronic report</text:span> (1 page) together with your program to your TA that includes answers to the following questions: </text:p>
      <text:list xml:id="list7892843777715081696" text:style-name="WW8Num12">
        <text:list-item>
          <text:p text:style-name="P13">What is the height of your trie for the given data set <text:span text:style-name="T2">wordsALL.txt</text:span><text:span text:style-name="T3"> (theoretically or experimentally if data is available)</text:span>?</text:p>
        </text:list-item>
        <text:list-item>
          <text:p text:style-name="P13">What is the average time to look up a word in a trie is it exists/does not exist <text:span text:style-name="T3">(theoretically or experimentally if data is available)</text:span>?</text:p>
        </text:list-item>
        <text:list-item>
          <text:p text:style-name="P13">Discuss how does the average time to look up the word in a trie could change with the change in the word size (i.e. if the length of the word increased from 5 to 8 characters, for example?) (Theoretically only).</text:p>
        </text:list-item>
      </text:list>
      <text:p text:style-name="P4">Bonuses</text:p>
      <text:list xml:id="list288525147599042347" text:style-name="WW8Num1">
        <text:list-item>
          <text:p text:style-name="P3">Optimize algorithm by storing only needed pointers in each node (either for B- tree or binary tree implementation or sequential trie) (1 point)</text:p>
        </text:list-item>
        <text:list-item>
          <text:p text:style-name="P3">Instead of ignoring, allow dictionary words with special characters (applies to all implementations) (1 point)</text:p>
        </text:list-item>
      </text:list>
      <text:p text:style-name="P4"/>
      <text:p text:style-name="P4">Hand in </text:p>
      <text:p text:style-name="P10"><text:span text:style-name="T5">Submit your source code and the electronic report according to your TA instructions </text:span><text:span text:style-name="T6">by the assignment due date</text:span>. </text:p>
      <text:h text:style-name="Heading_20_1" text:outline-level="1">Marking </text:h>
      <text:p text:style-name="P5">Assignment grades will be based equally on the two submitted components as described on the cover/grading sheet. </text:p>
      <text:h text:style-name="P11" text:outline-level="1">Collaboration </text:h>
      <text:p text:style-name="Standard">The assignment must be done individually so everything that you hand in must be your original work, except for the code copied from the text. When someone else's code is used like this, you must acknowledge the source explicitly. Copying another student's work is academic misconduct. Contact your TA if you have problems getting your code to 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Subtitle" style:family="paragraph" style:parent-style-name="Standard" style:next-style-name="Text_20_body" style:class="chapter">
      <style:paragraph-properties fo:text-align="center" style:justify-single-word="false"/>
      <style:text-properties fo:font-size="16pt" fo:font-weight="bold" style:font-size-asian="16pt" style:font-weight-asian="bold" style:font-weight-complex="bold"/>
    </style:style>
    <style:style style:name="Text_20_body_20_indent" style:display-name="Text body indent" style:family="paragraph" style:parent-style-name="Standard" style:class="text">
      <style:paragraph-properties fo:margin-left="0.5in" fo:margin-right="0in" fo:text-indent="-0.25in" style:auto-text-indent="false"/>
    </style:style>
    <style:style style:name="Body_20_Text_20_Indent_20_2" style:display-name="Body Text Indent 2" style:family="paragraph" style:parent-style-name="Standard">
      <style:paragraph-properties fo:margin-left="1in" fo:margin-right="0in" fo:margin-top="0in" fo:margin-bottom="0.0835in" loext: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font-size-complex="9pt"/>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PSC 331 Fall 2002</dc:title>
    <meta:initial-creator>marina</meta:initial-creator>
    <meta:creation-date>2008-02-10T00:38:00</meta:creation-date>
    <dc:creator>sysman</dc:creator>
    <dc:date>2013-02-25T16:50:00</dc:date>
    <meta:print-date>2003-02-14T15:44:00</meta:print-date>
    <meta:editing-cycles>10</meta:editing-cycles>
    <meta:editing-duration>PT1H19M</meta:editing-duration>
    <meta:document-statistic meta:table-count="0" meta:image-count="0" meta:object-count="0" meta:page-count="2" meta:paragraph-count="28" meta:word-count="625" meta:character-count="3572" meta:non-whitespace-character-count="2975"/>
    <meta:generator>LibreOffice/5.0.5.2$Linux_X86_64 LibreOffice_project/00m0$Build-2</meta:generator>
  </office:meta>
</office:document-meta>
</file>